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Preformatted_20_Text">
      <loext:graphic-properties draw:fill="solid" draw:fill-color="#ffffff" draw:opacity="100%"/>
      <style:paragraph-properties fo:margin-top="0mm" fo:margin-bottom="4.99mm" loext:contextual-spacing="false" fo:background-color="#ffffff"/>
      <style:text-properties fo:color="#000000"/>
    </style:style>
    <style:style style:name="T1" style:family="text">
      <style:text-properties style:font-name="DejaVu Sans Mono" fo:font-size="9pt"/>
    </style:style>
    <style:style style:name="T2" style:family="text">
      <style:text-properties style:font-name="DejaVu Sans Mono" fo:font-size="9pt" fo:font-style="italic"/>
    </style:style>
    <style:style style:name="T3" style:family="text">
      <style:text-properties fo:color="#808080"/>
    </style:style>
    <style:style style:name="T4" style:family="text">
      <style:text-properties fo:color="#808080" style:font-name="DejaVu Sans Mono" fo:font-size="9pt" fo:font-style="italic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fo:color="#0000ff" style:font-name="DejaVu Sans Mono" fo:font-size="9pt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808000"/>
    </style:style>
    <style:style style:name="T9" style:family="text">
      <style:text-properties fo:color="#808000" style:font-name="DejaVu Sans Mono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2"><text:s text:c="4"/><text:span text:style-name="T2">DECORATOR</text:span></text:p>
      <text:p text:style-name="P2"><text:s text:c="4"/><text:span text:style-name="T2">Dekoratorius naudojamas tada, kai reikia modifikuoti paduodamu i metoda, igyvendinta is interfeiso, parametru</text:span></text:p>
      <text:p text:style-name="P2"><text:s text:c="4"/><text:span text:style-name="T2">reiksmes, bet pats originalusis metodas vis tiek yra ivykdomas</text:span></text:p>
      <text:p text:style-name="P2"><text:s text:c="5"/><text:span text:style-name="T2">*/</text:span></text:p>
      <text:p text:style-name="P2"><text:s text:c="4"/><text:span text:style-name="T2">//INTERFEISAS</text:span></text:p>
      <text:p text:style-name="P3"><text:span text:style-name="T3"><text:s text:c="4"/></text:span><text:span text:style-name="T5">public interface </text:span><text:span text:style-name="T1">Brewery {</text:span></text:p>
      <text:p text:style-name="P3"><text:s text:c="7"/><text:span text:style-name="T5">int </text:span><text:span text:style-name="T1">brewBeer(</text:span><text:span text:style-name="T5">int </text:span><text:span text:style-name="T1">waterInKg, </text:span><text:span text:style-name="T5">int </text:span><text:span text:style-name="T1">maltInKg, </text:span><text:span text:style-name="T5">int </text:span><text:span text:style-name="T1">hopsKg);</text:span></text:p>
      <text:p text:style-name="P3"><text:s text:c="4"/><text:span text:style-name="T1">}</text:span></text:p>
      <text:p text:style-name="P3"><text:s text:c="4"/><text:span text:style-name="T4">//KLASE, kuri implementuoja interfeisa ir igyvendina jo metoda</text:span></text:p>
      <text:p text:style-name="P3"><text:span text:style-name="T3"><text:s text:c="4"/></text:span><text:span text:style-name="T5">public class </text:span><text:span text:style-name="T1">BirzuBrewery </text:span><text:span text:style-name="T5">implements </text:span><text:span text:style-name="T1">Brewery {</text:span></text:p>
      <text:p text:style-name="P3"><text:s text:c="8"/><text:span text:style-name="T5">public int </text:span><text:span text:style-name="T1">brewBeer(</text:span><text:span text:style-name="T5">int </text:span><text:span text:style-name="T1">waterInKg, </text:span><text:span text:style-name="T5">int </text:span><text:span text:style-name="T1">maltInKg, </text:span><text:span text:style-name="T5">int </text:span><text:span text:style-name="T1">hopsKg) {</text:span></text:p>
      <text:p text:style-name="P3"><text:s text:c="12"/><text:span text:style-name="T5">return </text:span><text:span text:style-name="T1">Math.</text:span><text:span text:style-name="T2">min</text:span><text:span text:style-name="T1">(waterInKg, Math.</text:span><text:span text:style-name="T2">min</text:span><text:span text:style-name="T1">(maltInKg, hopsKg)) * </text:span><text:span text:style-name="T6">2</text:span><text:span text:style-name="T1">;</text:span></text:p>
      <text:p text:style-name="P3"><text:s text:c="8"/><text:span text:style-name="T1">}</text:span></text:p>
      <text:p text:style-name="P3"><text:s text:c="4"/><text:span text:style-name="T1">}</text:span></text:p>
      <text:p text:style-name="P3"><text:s text:c="4"/><text:span text:style-name="T4">//DEKORATORIAUS KLASE, kuri modifikuoja paduodamu i metoda parametru reiksmes</text:span></text:p>
      <text:p text:style-name="P3"><text:span text:style-name="T3"><text:s text:c="4"/></text:span><text:span text:style-name="T5">public class </text:span><text:span text:style-name="T1">CubanBreweryDecorator </text:span><text:span text:style-name="T5">implements </text:span><text:span text:style-name="T1">Brewery {</text:span></text:p>
      <text:p text:style-name="P3"><text:s text:c="8"/><text:span text:style-name="T5">private </text:span><text:span text:style-name="T1">Brewery </text:span><text:span text:style-name="T7">original</text:span><text:span text:style-name="T1">; </text:span><text:span text:style-name="T4">//interfeiso tipo laukas</text:span></text:p>
      <text:p text:style-name="P2"><text:s text:c="8"/><text:span text:style-name="T2">//konstruktorius i kuri yra paduodamas originaliosios klases objektas (jis irgi yra interfeiso tipo, nes</text:span></text:p>
      <text:p text:style-name="P2"><text:s text:c="8"/><text:span text:style-name="T2">//yra implementaves interfeisa</text:span></text:p>
      <text:p text:style-name="P3"><text:span text:style-name="T3"><text:s text:c="8"/></text:span><text:span text:style-name="T5">public </text:span><text:span text:style-name="T1">CubanBreweryDecorator(Brewery brewery) {</text:span></text:p>
      <text:p text:style-name="P3"><text:s text:c="12"/><text:span text:style-name="T5">this</text:span><text:span text:style-name="T1">.</text:span><text:span text:style-name="T7">original </text:span><text:span text:style-name="T1">= brewery;</text:span></text:p>
      <text:p text:style-name="P3"><text:s text:c="8"/><text:span text:style-name="T1">}</text:span></text:p>
      <text:p text:style-name="P3"><text:s text:c="8"/><text:span text:style-name="T4">//metodas is interfeiso. Cia jis igyvendintas taip, kad modifikuotu parametru reiksmes ir paskui iskviestu</text:span></text:p>
      <text:p text:style-name="P2"><text:s text:c="8"/><text:span text:style-name="T2">//originalu metoda</text:span></text:p>
      <text:p text:style-name="P3"><text:span text:style-name="T3"><text:s text:c="8"/></text:span><text:span text:style-name="T9">@Override</text:span></text:p>
      <text:p text:style-name="P3"><text:span text:style-name="T8"><text:s text:c="8"/></text:span><text:span text:style-name="T5">public int </text:span><text:span text:style-name="T1">brewBeer(</text:span><text:span text:style-name="T5">int </text:span><text:span text:style-name="T1">waterInKg, </text:span><text:span text:style-name="T5">int </text:span><text:span text:style-name="T1">maltInKg, </text:span><text:span text:style-name="T5">int </text:span><text:span text:style-name="T1">hopsKg) {</text:span></text:p>
      <text:p text:style-name="P3"><text:s text:c="12"/><text:span text:style-name="T5">int </text:span><text:span text:style-name="T1">maltTax = Math.</text:span><text:span text:style-name="T2">max</text:span><text:span text:style-name="T1">(</text:span><text:span text:style-name="T6">1</text:span><text:span text:style-name="T1">, maltInKg / </text:span><text:span text:style-name="T6">10</text:span><text:span text:style-name="T1">);</text:span></text:p>
      <text:p text:style-name="P3"><text:s text:c="12"/><text:span text:style-name="T5">return </text:span><text:span text:style-name="T7">original</text:span><text:span text:style-name="T1">.brewBeer(waterInKg, maltInKg - maltTax, hopsKg);</text:span></text:p>
      <text:p text:style-name="P3"><text:s text:c="8"/><text:span text:style-name="T1">}</text:span></text:p>
      <text:p text:style-name="P3"><text:s text:c="4"/><text:span text:style-name="T1">}</text:span></text:p>
      <text:p text:style-name="P3"><text:s text:c="4"/></text:p>
      <text:p text:style-name="P3"><text:s text:c="4"/><text:span text:style-name="T4">/*</text:span></text:p>
      <text:p text:style-name="P2"><text:s text:c="4"/><text:span text:style-name="T2">Teste sukuriu objekta pagal dekoratoroiaus klase ir tada paduodu jam kaip parametra jau esma klase, kuri yra</text:span></text:p>
      <text:p text:style-name="P2"><text:s text:c="4"/><text:span text:style-name="T2">implementavusi interfeisa ir igyvendinusi metoda is interfeiso</text:span></text:p>
      <text:p text:style-name="P2"><text:s text:c="5"/><text:span text:style-name="T2">*/</text:span></text:p>
      <text:p text:style-name="P3"><text:span text:style-name="T3"><text:s text:c="4"/></text:span><text:span text:style-name="T1">@Test</text:span></text:p>
      <text:p text:style-name="P3"><text:s text:c="4"/><text:span text:style-name="T5">public void </text:span><text:span text:style-name="T1">shouldCorrectlyApplyCubanMaltTax() {</text:span></text:p>
      <text:p text:style-name="P3"><text:s text:c="8"/><text:span text:style-name="T1">Brewery cubanBirzuBrewery = </text:span><text:span text:style-name="T5">new </text:span><text:span text:style-name="T1">CubanBreweryDecorator(</text:span><text:span text:style-name="T5">new </text:span><text:span text:style-name="T1">BirzuBrewery());</text:span></text:p>
      <text:p text:style-name="P3"><text:s text:c="8"/></text:p>
      <text:p text:style-name="P3"><text:s text:c="8"/><text:span text:style-name="T4">//bet turbut galima ir:</text:span></text:p>
      <text:p text:style-name="P3"><text:span text:style-name="T3"><text:s text:c="8"/></text:span><text:span text:style-name="T1">CubanBreweryDecorator cubanBirzuBrewery1 = </text:span><text:span text:style-name="T5">new </text:span><text:span text:style-name="T1">CubanBreweryDecorator(</text:span><text:span text:style-name="T5">new </text:span><text:span text:style-name="T1">BirzuBrewery());</text:span></text:p>
      <text:p text:style-name="P3"><text:s text:c="8"/><text:span text:style-name="T5">int </text:span><text:span text:style-name="T1">bottles = cubanBirzuBrewery.brewBeer(</text:span><text:span text:style-name="T6">10</text:span><text:span text:style-name="T1">, </text:span><text:span text:style-name="T6">10</text:span><text:span text:style-name="T1">, </text:span><text:span text:style-name="T6">10</text:span><text:span text:style-name="T1">);</text:span></text:p>
      <text:p text:style-name="P3"><text:s text:c="8"/><text:span text:style-name="T1">assertEquals(</text:span><text:span text:style-name="T6">18</text:span><text:span text:style-name="T1">, bottles);</text:span></text:p>
      <text:p text:style-name="P4"><text:s text:c="4"/><text:span text:style-name="T1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1.99mm" style:writing-mode="page"/>
      <style:text-properties style:use-window-font-color="true" style:font-name="Liberation Serif" fo:font-size="12pt" fo:language="lt" fo:country="L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6:09:00.802495090</meta:creation-date>
    <dc:date>2018-10-28T16:09:30.992316336</dc:date>
    <meta:editing-duration>PT33S</meta:editing-duration>
    <meta:editing-cycles>1</meta:editing-cycles>
    <meta:document-statistic meta:table-count="0" meta:image-count="0" meta:object-count="0" meta:page-count="1" meta:paragraph-count="45" meta:word-count="212" meta:character-count="1977" meta:non-whitespace-character-count="1523"/>
    <meta:generator>LibreOffice/6.0.6.2$Linux_X86_64 LibreOffice_project/00m0$Build-2</meta:generator>
  </office:meta>
</office:document-meta>
</file>